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20.2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GeocoderResult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office:value-type="string" table:number-columns-spanned="3" table:number-rows-spanned="1">
            <text:p>A single geocoder result retrieved from the geocode server. A geocode request may return multiple result objects. Note that though this result is "JSON-like," it is not strictly JSON, as it indirectly includes a <text:a xlink:href="../LatLng%20class.ods">LatLng</text:a> object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5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5">
          <table:table-cell office:value-type="string">
            <text:p>address_components</text:p>
          </table:table-cell>
          <table:table-cell office:value-type="string">
            <text:p>Array.&lt;<text:a xlink:href="../GeocoderAddressComponent%20object.ods">GeocoderAddressComponent</text:a>&gt;</text:p>
          </table:table-cell>
          <table:table-cell office:value-type="string">
            <text:p>An array of GeocoderAddressComponents</text:p>
          </table:table-cell>
        </table:table-row>
        <table:table-row table:style-name="ro5">
          <table:table-cell office:value-type="string">
            <text:p>formatted_address</text:p>
          </table:table-cell>
          <table:table-cell office:value-type="string">
            <text:p>string</text:p>
          </table:table-cell>
          <table:table-cell office:value-type="string">
            <text:p>A string containing the human-readable address of this location.</text:p>
          </table:table-cell>
        </table:table-row>
        <table:table-row table:style-name="ro5">
          <table:table-cell office:value-type="string">
            <text:p>geometry</text:p>
          </table:table-cell>
          <table:table-cell office:value-type="string">
            <text:p><text:a xlink:href="../GeocoderGeometry%20object.ods">GeocoderGeometry</text:a></text:p>
          </table:table-cell>
          <table:table-cell office:value-type="string">
            <text:p>A GeocoderGeometry object</text:p>
          </table:table-cell>
        </table:table-row>
        <table:table-row table:style-name="ro3">
          <table:table-cell office:value-type="string">
            <text:p>types</text:p>
          </table:table-cell>
          <table:table-cell office:value-type="string">
            <text:p>Array.&lt;string&gt;</text:p>
          </table:table-cell>
          <table:table-cell office:value-type="string">
            <text:p>An array of strings denoting the type of the returned geocoded element. For a list of possible strings, refer to the <text:a xlink:href="../Address%20Component%20Types.odt">Address Component Types</text:a> section of the Developer's Guide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15:37.91</meta:creation-date>
    <dc:date>2012-07-11T17:29:41.40</dc:date>
    <meta:editing-duration>PT14M3S</meta:editing-duration>
    <meta:editing-cycles>1</meta:editing-cycles>
    <meta:document-statistic meta:table-count="3" meta:cell-count="18" meta:object-count="0"/>
    <meta:generator>OpenOffice.org/3.3$Win32 OpenOffice.org_project/330m20$Build-9567</meta:generator>
  </office:meta>
</office:document-meta>
</file>